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60000020C2DCE015E6E628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2cm" svg:height="17.632cm" svg:x="9.8cm" svg:y="1.368cm">
          <draw:image xlink:href="Pictures/10000201000000D60000020C2DCE015E6E6285E1.png" xlink:type="simple" xlink:show="embed" xlink:actuate="onLoad">
            <text:p/>
          </draw:image>
        </draw:frame>
        <draw:frame draw:style-name="gr2" draw:text-style-name="P2" draw:layer="layout" svg:width="4.4cm" svg:height="1cm" svg:x="7.4cm" svg:y="7cm">
          <draw:text-box>
            <text:p>Chromosome</text:p>
          </draw:text-box>
        </draw:frame>
        <draw:frame draw:style-name="gr3" draw:text-style-name="P2" xml:id="id1" draw:id="id1" draw:layer="layout" svg:width="5.4cm" svg:height="1.673cm" svg:x="5cm" svg:y="10.527cm">
          <draw:text-box>
            <text:p>Longer telomere</text:p>
          </draw:text-box>
        </draw:frame>
        <draw:frame draw:style-name="gr3" draw:text-style-name="P2" draw:layer="layout" svg:width="5cm" svg:height="1.673cm" svg:x="18.2cm" svg:y="10.327cm">
          <draw:text-box>
            <text:p>Short telomere</text:p>
          </draw:text-box>
        </draw:frame>
        <draw:connector draw:style-name="gr4" draw:text-style-name="P3" draw:layer="layout" svg:x1="10.4cm" svg:y1="11.363cm" svg:x2="10.4cm" svg:y2="11.363cm" draw:start-shape="id1" draw:start-glue-point="1" draw:end-shape="id1" svg:d="M10400 11363z" svg:viewBox="0 0 1 1">
          <text:p/>
        </draw:connector>
        <draw:line draw:style-name="gr4" draw:text-style-name="P3" draw:layer="layout" svg:x1="10cm" svg:y1="11.2cm" svg:x2="12.2cm" svg:y2="11.2cm">
          <text:p/>
        </draw:line>
        <draw:line draw:style-name="gr4" draw:text-style-name="P3" draw:layer="layout" svg:x1="18.2cm" svg:y1="10.8cm" svg:x2="16cm" svg:y2="10.8cm">
          <text:p/>
        </draw:line>
        <draw:line draw:style-name="gr4" draw:text-style-name="P3" draw:layer="layout" svg:x1="8.8cm" svg:y1="13.8cm" svg:x2="11.2cm" svg:y2="13.8cm">
          <text:p/>
        </draw:line>
        <draw:frame draw:style-name="gr5" draw:text-style-name="P2" draw:layer="layout" svg:width="4cm" svg:height="2.384cm" svg:x="4.8cm" svg:y="12.816cm">
          <draw:text-box>
            <text:p>Effective telomerase</text:p>
          </draw:text-box>
        </draw:frame>
        <draw:frame draw:style-name="gr5" draw:text-style-name="P2" draw:layer="layout" svg:width="7.4cm" svg:height="2.384cm" svg:x="16.4cm" svg:y="13cm">
          <draw:text-box>
            <text:p>Uneffective telomerase or non present </text:p>
          </draw:text-box>
        </draw:frame>
        <draw:line draw:style-name="gr4" draw:text-style-name="P3" draw:layer="layout" svg:x1="16.4cm" svg:y1="13.2cm" svg:x2="15.6cm" svg:y2="12.2cm">
          <text:p/>
        </draw:line>
        <draw:frame draw:style-name="gr6" draw:text-style-name="P2" draw:layer="layout" svg:width="6.8cm" svg:height="2.384cm" svg:x="14.2cm" svg:y="15.384cm">
          <draw:text-box>
            <text:p>Telomerase are repetitive sequence of DNA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09:19:14.818795292</meta:creation-date>
    <dc:date>2016-04-22T09:36:13.154589838</dc:date>
    <meta:editing-duration>PT1M36S</meta:editing-duration>
    <meta:editing-cycles>1</meta:editing-cycles>
    <meta:document-statistic meta:object-count="35"/>
    <meta:generator>LibreOffice/5.0.5.2$Linux_X86_64 LibreOffice_project/00m0$Build-2</meta:generator>
  </office:meta>
</office:document-meta>
</file>